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600"/>
    </style:style>
    <style:style style:name="ce2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ackground-color="#ff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cc00"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3"/>
        <table:table-column table:style-name="co2" table:default-cell-style-name="ce6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step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user_id</text:p>
          </table:table-cell>
          <table:table-cell table:style-name="ce5" office:value-type="string" calcext:value-type="string">
            <text:p>autokey</text:p>
          </table:table-cell>
          <table:table-cell/>
          <table:table-cell table:style-name="ce2" office:value-type="string" calcext:value-type="string">
            <text:p>step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objectives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resources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7" office:value-type="string" calcext:value-type="string">
            <text:p>varchar</text:p>
          </table:table-cell>
          <table:table-cell/>
          <table:table-cell office:value-type="string" calcext:value-type="string">
            <text:p>upload_text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upload_nam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ember_token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table:style-name="ce1" office:value-type="string" calcext:value-type="string" table:number-columns-spanned="2" table:number-rows-spanned="1">
            <text:p>class</text:p>
          </table:table-cell>
          <table:covered-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table:style-name="ce2" office:value-type="string" calcext:value-type="string">
            <text:p>class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_user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hub_user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tter_username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file_upload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application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ile_upload_id</text:p>
          </table:table-cell>
          <table:table-cell table:style-name="ce5" office:value-type="string" calcext:value-type="string">
            <text:p>autokey</text:p>
          </table:table-cell>
          <table:table-cell/>
          <table:table-cell table:style-name="ce2" office:value-type="string" calcext:value-type="string">
            <text:p>application_id</text:p>
          </table:table-cell>
          <table:table-cell table:style-name="ce5" office:value-type="string" calcext:value-type="string">
            <text:p>aut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ass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varchar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 table:number-columns-spanned="2" table:number-rows-spanned="1">
            <text:p>progress_step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application_id</text:p>
          </table:table-cell>
          <table:table-cell table:style-name="ce5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2" office:value-type="string" calcext:value-type="string">
            <text:p>step_id</text:p>
          </table:table-cell>
          <table:table-cell table:style-name="ce5"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mpleted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9:36:55.868251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5:53:43.302792363</meta:creation-date>
    <dc:date>2015-03-28T17:03:03.765811541</dc:date>
    <meta:editing-duration>PT33M42S</meta:editing-duration>
    <meta:editing-cycles>5</meta:editing-cycles>
    <meta:generator>LibreOffice/4.2.7.2$Linux_X86_64 LibreOffice_project/420m0$Build-2</meta:generator>
    <meta:document-statistic meta:table-count="1" meta:cell-count="76" meta:object-count="0"/>
  </office:meta>
</office:document-meta>
</file>